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4050000029500000295E3515B90.svg" manifest:media-type="image/svg+xml"/>
  <manifest:file-entry manifest:full-path="Pictures/100000010000001900000019F1926B66.png" manifest:media-type="image/png"/>
  <manifest:file-entry manifest:full-path="Pictures/100003760000029500000295733CECBB.svg" manifest:media-type="image/svg+xml"/>
  <manifest:file-entry manifest:full-path="Pictures/100000010000001900000019C457BF73.png" manifest:media-type="image/png"/>
  <manifest:file-entry manifest:full-path="Pictures/100008E000000295000002955B4BD0BC.svg" manifest:media-type="image/svg+xml"/>
  <manifest:file-entry manifest:full-path="Pictures/1000033B000002950000029548BFFF38.svg" manifest:media-type="image/svg+xml"/>
  <manifest:file-entry manifest:full-path="Pictures/10000001000000190000001900C451FF.png" manifest:media-type="image/png"/>
  <manifest:file-entry manifest:full-path="Pictures/1000000100000019000000192D921F98.png" manifest:media-type="image/png"/>
  <manifest:file-entry manifest:full-path="Pictures/10000001000000190000001993D1FA31.png" manifest:media-type="image/png"/>
  <manifest:file-entry manifest:full-path="Pictures/100000010000001900000019111FA9C5.png" manifest:media-type="image/png"/>
  <manifest:file-entry manifest:full-path="Pictures/100000010000001900000019FD41A886.png" manifest:media-type="image/png"/>
  <manifest:file-entry manifest:full-path="Pictures/100005DC0000029500000295745F0D26.svg" manifest:media-type="image/svg+xml"/>
  <manifest:file-entry manifest:full-path="Pictures/1000000100000019000000193CC1F1AC.png" manifest:media-type="image/png"/>
  <manifest:file-entry manifest:full-path="Pictures/100001BD00000295000002953E7C6E47.svg" manifest:media-type="image/svg+xml"/>
  <manifest:file-entry manifest:full-path="Pictures/1000050C000002950000029512CF28C9.svg" manifest:media-type="image/svg+xml"/>
  <manifest:file-entry manifest:full-path="Pictures/100005A000000295000002950211C2CD.svg" manifest:media-type="image/svg+xml"/>
  <manifest:file-entry manifest:full-path="Pictures/100000010000001900000019D5005CBC.png" manifest:media-type="image/png"/>
  <manifest:file-entry manifest:full-path="Pictures/100002A900000295000002952C3D7D9B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adornments="Navadno" style:font-pitch="variable"/>
    <style:font-face style:name="Roboto Light" svg:font-family="'Roboto Light'" style:font-adornments="Light" style:font-pitch="variable"/>
    <style:font-face style:name="Roboto Light1" svg:font-family="'Roboto Light'" style:font-pitch="variable"/>
    <style:font-face style:name="Source Sans Pro" svg:font-family="'Source Sans Pro'" style:font-family-generic="swiss" style:font-pitch="variable"/>
    <style:font-face style:name="Source Sans pro" svg:font-family="'Source Sans pro'" style:font-family-generic="swiss" style:font-pitch="variable"/>
  </office:font-face-decls>
  <office:automatic-styles>
    <style:style style:name="co1" style:family="table-column">
      <style:table-column-properties fo:break-before="auto" style:column-width="2.7563in"/>
    </style:style>
    <style:style style:name="co2" style:family="table-column">
      <style:table-column-properties fo:break-before="auto" style:column-width="0.0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62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Non_20_printable">
      <style:table-cell-properties style:vertical-align="middle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Liberation Sans"/>
    </style:style>
    <style:style style:name="ce4" style:family="table-cell" style:parent-style-name="Key_20_title">
      <style:table-cell-properties fo:border-bottom="none" fo:background-color="#000000" fo:border-left="0.06pt solid #ffffff" fo:border-right="none" fo:border-top="none">
        <loext:background-complex-color loext:theme-type="dark1" loext:color-type="theme">
          <loext:transformation loext:type="lummod" loext:value="10000"/>
          <loext:transformation loext:type="lumoff" loext:value="0"/>
        </loext:background-complex-color>
      </style:table-cell-properties>
      <style:text-properties style:font-name="Liberation Sans"/>
    </style:style>
    <style:style style:name="ce18" style:family="table-cell" style:parent-style-name="Default">
      <style:table-cell-properties fo:border-bottom="none" style:cell-protect="protected" style:print-content="true" fo:border-left="0.06pt solid #000000" fo:border-right="none" fo:border-top="none" style:vertical-align="middle"/>
      <style:text-properties style:font-name="Liberation Sans"/>
    </style:style>
    <style:style style:name="ce19" style:family="table-cell" style:parent-style-name="Default">
      <style:table-cell-properties style:vertical-align="middle"/>
      <style:text-properties style:font-name="Liberation Sans"/>
    </style:style>
    <style:style style:name="ce20" style:family="table-cell" style:parent-style-name="Key_20_title">
      <style:text-properties style:font-name="Liberation Sans"/>
    </style:style>
    <style:style style:name="ce2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font-name="Liberation Sans"/>
    </style:style>
    <style:style style:name="ce22" style:family="table-cell" style:parent-style-name="Default">
      <style:table-cell-properties fo:border="none" style:vertical-align="middle"/>
      <style:text-properties style:font-name="Liberation Sans"/>
    </style:style>
    <style:style style:name="ce23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Liberation Sans"/>
    </style:style>
    <style:style style:name="ce14" style:family="table-cell" style:parent-style-name="Head_20_data">
      <style:table-cell-properties style:vertical-align="middle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6" style:family="table-cell" style:parent-style-name="Key_20_title">
      <style:table-cell-properties fo:background-color="#000000"/>
      <style:text-properties style:font-name="Liberation Sans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9" style:family="table-cell" style:parent-style-name="Key_20_title">
      <style:table-cell-properties fo:background-color="#000000"/>
      <style:text-properties style:font-name="Liberation Sans" fo:font-weight="bold" style:font-weight-asian="bold" style:font-weight-complex="bold"/>
    </style:style>
    <style:style style:name="ce26" style:family="table-cell" style:parent-style-name="Head_20_data">
      <style:table-cell-properties style:vertical-align="middle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1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Liberation Sans"/>
    </style:style>
    <style:style style:name="ce32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style:font-name="Liberation Sans"/>
    </style:style>
    <style:style style:name="ce33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draw:stroke="none" svg:stroke-color="#000000" draw:marker-start="Arrowheads_20_1" draw:marker-start-width="0.0787in" draw:marker-start-center="false" draw:fill="solid" draw:fill-color="#f4f4f4" draw:auto-grow-height="true" draw:auto-grow-width="false" fo:min-height="1.1177in" fo:padding-top="0.0394in" fo:padding-bottom="0.0394in" fo:padding-left="0.0394in" fo:padding-right="0.0394in" draw:shadow-offset-x="0.0394in" draw:shadow-offset-y="0.0394in" draw:caption-type="angled-connector-line" draw:caption-gap="0in" draw:caption-escape-direction="horizontal" draw:caption-escape="0in" draw:caption-fit-line-length="true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3" style:family="graphic" style:parent-style-name="Note">
      <style:graphic-properties draw:stroke="none" draw:marker-start="Arrowheads_20_1" draw:marker-start-width="0.0787in" draw:marker-start-center="false" draw:fill="solid" draw:fill-color="#f4f4f4" draw:auto-grow-height="true" draw:auto-grow-width="false" fo:min-height="1.4902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4" style:family="graphic" style:parent-style-name="Note">
      <style:graphic-properties draw:stroke="none" draw:marker-start="Arrowheads_20_1" draw:marker-start-width="0.0787in" draw:marker-start-center="false" draw:fill="solid" draw:fill-color="#f4f4f4" draw:auto-grow-height="true" draw:auto-grow-width="false" fo:min-height="1.676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5" style:family="graphic" style:parent-style-name="Note">
      <style:graphic-properties draw:stroke="none" draw:marker-start="Arrowheads_20_1" draw:marker-start-width="0.0787in" draw:marker-start-center="false" draw:fill="solid" draw:fill-color="#f4f4f4" draw:auto-grow-height="true" draw:auto-grow-width="false" fo:min-height="0.3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6" style:family="graphic" style:parent-style-name="Note">
      <style:graphic-properties draw:stroke="none" draw:marker-start="Arrowheads_20_1" draw:marker-start-width="0.0787in" draw:marker-start-center="false" draw:fill="solid" draw:fill-color="#f4f4f4" draw:auto-grow-height="true" draw:auto-grow-width="false" fo:min-height="1.303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7" style:family="graphic" style:parent-style-name="Note">
      <style:graphic-properties draw:stroke="none" draw:marker-start="Arrowheads_20_1" draw:marker-start-width="0.0787in" draw:marker-start-center="false" draw:fill="solid" draw:fill-color="#f4f4f4" draw:auto-grow-height="true" draw:auto-grow-width="false" fo:min-height="0.9713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8" style:family="graphic" style:parent-style-name="Note">
      <style:graphic-properties draw:stroke="none" draw:marker-start="Arrowheads_20_1" draw:marker-start-width="0.0787in" draw:marker-start-center="false" draw:fill="solid" draw:fill-color="#f4f4f4" draw:auto-grow-height="true" draw:auto-grow-width="false" fo:min-height="1.133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gr9" style:family="graphic" style:parent-style-name="Note">
      <style:graphic-properties draw:stroke="none" svg:stroke-color="#f4f4f4" draw:marker-start="Arrowheads_20_1" draw:marker-start-width="0.0787in" draw:marker-start-center="false" draw:fill="solid" draw:fill-color="#f4f4f4" draw:auto-grow-height="true" draw:auto-grow-width="false" fo:min-height="0.559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P3" style:family="paragraph">
      <loext:graphic-properties draw:fill="solid" draw:fill-color="#f4f4f4"/>
      <style:paragraph-properties style:text-autospace="none" style:line-break="normal"/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style:text-outline="false" style:text-line-through-style="none" style:text-line-through-type="none" style:font-name="Roboto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vas" table:style-name="ta1" table:print-ranges="Canvas.A1:Canvas.I33"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2" table:default-cell-style-name="ce19"/>
        <table:table-column table:style-name="co1" table:default-cell-style-name="ce19"/>
        <table:table-column table:style-name="co3" table:number-columns-repeated="1015" table:default-cell-style-name="ce19"/>
        <table:table-column table:style-name="co3" table:number-columns-repeated="15360"/>
        <table:table-row table:style-name="ro1">
          <table:table-cell table:style-name="ce2" office:value-type="string" calcext:value-type="string">
            <text:p>The Business Model Canvas</text:p>
          </table:table-cell>
          <table:table-cell table:style-name="ce23"/>
          <table:table-cell table:style-name="ce14" office:value-type="string" calcext:value-type="string" table:number-columns-spanned="3" table:number-rows-spanned="1">
            <text:p>Version: <text:date style:data-style-name="N2" text:date-value="2025-08-07">07/08/2025</text:date> Project name:</text:p>
          </table:table-cell>
          <table:covered-table-cell table:style-name="ce27"/>
          <table:covered-table-cell table:style-name="ce24"/>
          <table:table-cell table:style-name="ce24"/>
          <table:table-cell table:style-name="ce26" office:value-type="string" calcext:value-type="string" table:number-columns-spanned="3" table:number-rows-spanned="1">
            <text:p>Authors:</text:p>
          </table:table-cell>
          <table:covered-table-cell table:style-name="ce24"/>
          <table:covered-table-cell table:style-name="ce30"/>
          <table:table-cell table:style-name="ce33" table:number-columns-repeated="16375"/>
        </table:table-row>
        <table:table-row table:style-name="ro2">
          <table:table-cell table:style-name="ce12"/>
          <table:table-cell table:number-columns-repeated="7"/>
          <table:table-cell table:style-name="ce31"/>
          <table:table-cell table:number-columns-repeated="1015"/>
        </table:table-row>
        <table:table-row table:style-name="ro3">
          <table:table-cell table:style-name="ce4" office:value-type="string" calcext:value-type="string">
            <text:p>Key Partners </text:p>
            <draw:frame draw:z-index="0" draw:name="Image 6" draw:style-name="gr1" draw:text-style-name="P1" svg:width="0.2598in" svg:height="0.2598in" svg:x="2.387in" svg:y="0.0709in">
              <draw:image xlink:href="Pictures/100008E000000295000002955B4BD0BC.svg" xlink:type="simple" xlink:show="embed" xlink:actuate="onLoad" draw:mime-type="image/svg+xml">
                <text:p/>
              </draw:image>
              <draw:image xlink:href="Pictures/1000000100000019000000192D921F98.png" xlink:type="simple" xlink:show="embed" xlink:actuate="onLoad" draw:mime-type="image/png"/>
            </draw:frame>
          </table:table-cell>
          <table:table-cell/>
          <table:table-cell table:style-name="ce16" office:value-type="string" calcext:value-type="string">
            <text:p>Key Actions</text:p>
            <draw:frame draw:z-index="1" draw:name="Image 4" draw:style-name="gr1" draw:text-style-name="P1" svg:width="0.2598in" svg:height="0.2598in" svg:x="2.3831in" svg:y="0.061in">
              <draw:image xlink:href="Pictures/100005DC0000029500000295745F0D26.svg" xlink:type="simple" xlink:show="embed" xlink:actuate="onLoad" draw:mime-type="image/svg+xml">
                <text:p/>
              </draw:image>
              <draw:image xlink:href="Pictures/10000001000000190000001993D1FA31.png" xlink:type="simple" xlink:show="embed" xlink:actuate="onLoad" draw:mime-type="image/png"/>
            </draw:frame>
          </table:table-cell>
          <table:table-cell/>
          <table:table-cell table:style-name="ce29" office:value-type="string" calcext:value-type="string">
            <text:p>Value Propositions</text:p>
            <draw:frame draw:z-index="2" draw:name="Image 9" draw:style-name="gr1" draw:text-style-name="P1" svg:width="0.2598in" svg:height="0.2598in" svg:x="2.3965in" svg:y="0.0551in">
              <draw:image xlink:href="Pictures/100001BD00000295000002953E7C6E47.svg" xlink:type="simple" xlink:show="embed" xlink:actuate="onLoad" draw:mime-type="image/svg+xml">
                <text:p/>
              </draw:image>
              <draw:image xlink:href="Pictures/100000010000001900000019111FA9C5.png" xlink:type="simple" xlink:show="embed" xlink:actuate="onLoad" draw:mime-type="image/png"/>
            </draw:frame>
          </table:table-cell>
          <table:table-cell/>
          <table:table-cell table:style-name="ce20" office:value-type="string" calcext:value-type="string">
            <text:p>Customer Relationships</text:p>
            <draw:frame draw:z-index="3" draw:name="Image 3" draw:style-name="gr1" draw:text-style-name="P1" svg:width="0.2598in" svg:height="0.2598in" svg:x="2.3756in" svg:y="0.0567in">
              <draw:image xlink:href="Pictures/1000050C000002950000029512CF28C9.svg" xlink:type="simple" xlink:show="embed" xlink:actuate="onLoad" draw:mime-type="image/svg+xml">
                <text:p/>
              </draw:image>
              <draw:image xlink:href="Pictures/100000010000001900000019D5005CBC.png" xlink:type="simple" xlink:show="embed" xlink:actuate="onLoad" draw:mime-type="image/png"/>
            </draw:frame>
          </table:table-cell>
          <table:table-cell/>
          <table:table-cell table:style-name="ce20" office:value-type="string" calcext:value-type="string">
            <text:p>Customer Segments</text:p>
            <draw:frame draw:z-index="4" draw:name="Image 5" draw:style-name="gr1" draw:text-style-name="P1" svg:width="0.2598in" svg:height="0.2598in" svg:x="2.4106in" svg:y="0.0642in">
              <draw:image xlink:href="Pictures/100002A900000295000002952C3D7D9B.svg" xlink:type="simple" xlink:show="embed" xlink:actuate="onLoad" draw:mime-type="image/svg+xml">
                <text:p/>
              </draw:image>
              <draw:image xlink:href="Pictures/100000010000001900000019FD41A886.png" xlink:type="simple" xlink:show="embed" xlink:actuate="onLoad" draw:mime-type="image/png"/>
            </draw:frame>
          </table:table-cell>
          <table:table-cell table:number-columns-repeated="1015"/>
        </table:table-row>
        <table:table-row table:style-name="ro3">
          <table:table-cell table:style-name="ce18">
            <office:annotation draw:style-name="gr2" draw:text-style-name="P3" svg:width="2.0079in" svg:height="1.1965in" svg:x="0.3402in" svg:y="0.9764in" draw:caption-point-x="2.4122in" draw:caption-point-y="-0.1661in">
              <dc:date>2021-01-30T00:00:00</dc:date>
              <text:p text:style-name="P2"><text:span text:style-name="T1">Who are our Key Partners?</text:span></text:p>
              <text:p text:style-name="P2"><text:span text:style-name="T1"/></text:p>
              <text:p text:style-name="P2"><text:span text:style-name="T1">Who are our key suppliers?</text:span></text:p>
              <text:p text:style-name="P2"><text:span text:style-name="T1"/></text:p>
              <text:p text:style-name="P2"><text:span text:style-name="T1">What are we getting from them? Giving them?</text:span></text:p>
            </office:annotation>
          </table:table-cell>
          <table:table-cell/>
          <table:table-cell>
            <office:annotation draw:style-name="gr3" draw:text-style-name="P3" svg:width="1.8547in" svg:height="1.5689in" svg:x="3.322in" svg:y="0.939in" draw:caption-point-x="2.265in" draw:caption-point-y="-0.1287in">
              <dc:date>2023-05-10T00:00:00</dc:date>
              <text:p text:style-name="P2"><text:span text:style-name="T1">What key activities do we require?</text:span></text:p>
              <text:p text:style-name="P2"><text:span text:style-name="T1"/></text:p>
              <text:p text:style-name="P2"><text:span text:style-name="T1">Manufacturing?</text:span></text:p>
              <text:p text:style-name="P2"><text:span text:style-name="T1"/></text:p>
              <text:p text:style-name="P2"><text:span text:style-name="T1">Software?</text:span></text:p>
              <text:p text:style-name="P2"><text:span text:style-name="T1"/></text:p>
              <text:p text:style-name="P2"><text:span text:style-name="T1">Supplay chain?</text:span></text:p>
            </office:annotation>
          </table:table-cell>
          <table:table-cell/>
          <table:table-cell>
            <office:annotation draw:style-name="gr4" draw:text-style-name="P3" svg:width="2.2799in" svg:height="1.7551in" svg:x="5.9583in" svg:y="0.9283in" draw:caption-point-x="2.4634in" draw:caption-point-y="-0.1181in">
              <dc:date>2021-01-30T00:00:00</dc:date>
              <text:p text:style-name="P2"><text:span text:style-name="T1">Which of our customer’s problems are we helping to solve?</text:span></text:p>
              <text:p text:style-name="P2"><text:span text:style-name="T1"/></text:p>
              <text:p text:style-name="P2"><text:span text:style-name="T1">Which customer needs are we satisfying?</text:span></text:p>
              <text:p text:style-name="P2"><text:span text:style-name="T1"/></text:p>
              <text:p text:style-name="P2"><text:span text:style-name="T1">What are the key features of our product that match customer problem/need?</text:span></text:p>
            </office:annotation>
          </table:table-cell>
          <table:table-cell/>
          <table:table-cell>
            <office:annotation draw:style-name="gr5" draw:text-style-name="P3" svg:width="2.2327in" svg:height="0.4685in" svg:x="8.8563in" svg:y="0.9472in" draw:caption-point-x="2.4in" draw:caption-point-y="-0.137in">
              <dc:date>2021-01-30T00:00:00</dc:date>
              <text:p text:style-name="P2"><text:span text:style-name="T1">How will we get, keep and grow customers?</text:span></text:p>
            </office:annotation>
          </table:table-cell>
          <table:table-cell/>
          <table:table-cell table:style-name="ce31">
            <office:annotation draw:style-name="gr6" draw:text-style-name="P3" svg:width="2.0453in" svg:height="1.3827in" svg:x="11.6508in" svg:y="0.9244in" draw:caption-point-x="2.4406in" draw:caption-point-y="-0.1142in">
              <dc:date>2021-01-30T00:00:00</dc:date>
              <text:p text:style-name="P2"><text:span text:style-name="T1">Who are our most important customers?</text:span></text:p>
              <text:p text:style-name="P2"><text:span text:style-name="T1"/></text:p>
              <text:p text:style-name="P2"><text:span text:style-name="T1">What are their archetypes?</text:span></text:p>
              <text:p text:style-name="P2"><text:span text:style-name="T1"/></text:p>
              <text:p text:style-name="P2"><text:span text:style-name="T1">What job do they want us to get done for them?</text:span></text:p>
            </office:annotation>
          </table:table-cell>
          <table:table-cell table:number-columns-repeated="1015"/>
        </table:table-row>
        <table:table-row table:style-name="ro3" table:number-rows-repeated="7">
          <table:table-cell table:style-name="ce12"/>
          <table:table-cell table:number-columns-repeated="7"/>
          <table:table-cell table:style-name="ce31"/>
          <table:table-cell table:number-columns-repeated="1015"/>
        </table:table-row>
        <table:table-row table:style-name="ro3">
          <table:table-cell table:number-columns-repeated="2"/>
          <table:table-cell table:style-name="ce20" office:value-type="string" calcext:value-type="string">
            <text:p>Key Resources</text:p>
            <draw:frame draw:z-index="5" draw:name="Image 7" draw:style-name="gr1" draw:text-style-name="P1" svg:width="0.2598in" svg:height="0.2598in" svg:x="2.3799in" svg:y="0.0535in">
              <draw:image xlink:href="Pictures/100005A000000295000002950211C2CD.svg" xlink:type="simple" xlink:show="embed" xlink:actuate="onLoad" draw:mime-type="image/svg+xml">
                <text:p/>
              </draw:image>
              <draw:image xlink:href="Pictures/1000000100000019000000193CC1F1AC.png" xlink:type="simple" xlink:show="embed" xlink:actuate="onLoad" draw:mime-type="image/png"/>
            </draw:frame>
          </table:table-cell>
          <table:table-cell table:number-columns-repeated="5"/>
          <table:table-cell table:style-name="ce20" office:value-type="string" calcext:value-type="string">
            <text:p>Revenue Streams</text:p>
            <draw:frame draw:z-index="6" draw:name="Image 8" draw:style-name="gr1" draw:text-style-name="P1" svg:width="0.2598in" svg:height="0.2598in" svg:x="2.3677in" svg:y="0.0508in">
              <draw:image xlink:href="Pictures/1000033B000002950000029548BFFF38.svg" xlink:type="simple" xlink:show="embed" xlink:actuate="onLoad" draw:mime-type="image/svg+xml">
                <text:p/>
              </draw:image>
              <draw:image xlink:href="Pictures/100000010000001900000019C457BF73.png" xlink:type="simple" xlink:show="embed" xlink:actuate="onLoad" draw:mime-type="image/png"/>
            </draw:frame>
          </table:table-cell>
          <table:table-cell table:number-columns-repeated="1015"/>
        </table:table-row>
        <table:table-row table:style-name="ro3">
          <table:table-cell table:style-name="ce12"/>
          <table:table-cell/>
          <table:table-cell>
            <office:annotation draw:style-name="gr4" draw:text-style-name="P3" svg:width="2.3783in" svg:height="1.7551in" svg:x="3.0445in" svg:y="4.2768in" draw:caption-point-x="2.5425in" draw:caption-point-y="-0.1728in">
              <dc:date>2021-01-30T00:00:00</dc:date>
              <text:p text:style-name="P2"><text:span text:style-name="T1">What key resources do we requere?</text:span></text:p>
              <text:p text:style-name="P2"><text:span text:style-name="T1"/></text:p>
              <text:p text:style-name="P2"><text:span text:style-name="T1">Financial?</text:span></text:p>
              <text:p text:style-name="P2"><text:span text:style-name="T1"/></text:p>
              <text:p text:style-name="P2"><text:span text:style-name="T1">Physical?</text:span></text:p>
              <text:p text:style-name="P2"><text:span text:style-name="T1"/></text:p>
              <text:p text:style-name="P2"><text:span text:style-name="T1">Iintellectual property?</text:span></text:p>
              <text:p text:style-name="P2"><text:span text:style-name="T1"/></text:p>
              <text:p text:style-name="P2"><text:span text:style-name="T1">Human resources?</text:span></text:p>
            </office:annotation>
          </table:table-cell>
          <table:table-cell table:number-columns-repeated="5"/>
          <table:table-cell table:style-name="ce31">
            <office:annotation draw:style-name="gr7" draw:text-style-name="P3" svg:width="1.8972in" svg:height="1.05in" svg:x="11.7563in" svg:y="4.2591in" draw:caption-point-x="2.335in" draw:caption-point-y="-0.1551in">
              <dc:date>2021-01-30T00:00:00</dc:date>
              <text:p text:style-name="P2"><text:span text:style-name="T1">How do we make money?</text:span></text:p>
              <text:p text:style-name="P2"><text:span text:style-name="T1"/></text:p>
              <text:p text:style-name="P2"><text:span text:style-name="T1">What’s the revenue model?</text:span></text:p>
              <text:p text:style-name="P2"><text:span text:style-name="T1"/></text:p>
              <text:p text:style-name="P2"><text:span text:style-name="T1">Pricing tactics?</text:span></text:p>
            </office:annotation>
          </table:table-cell>
          <table:table-cell table:number-columns-repeated="1015"/>
        </table:table-row>
        <table:table-row table:style-name="ro3" table:number-rows-repeated="5">
          <table:table-cell table:style-name="ce12"/>
          <table:table-cell table:number-columns-repeated="7"/>
          <table:table-cell table:style-name="ce31"/>
          <table:table-cell table:number-columns-repeated="1015"/>
        </table:table-row>
        <table:table-row table:style-name="ro3">
          <table:table-cell table:style-name="ce20" office:value-type="string" calcext:value-type="string">
            <text:p>Cost Structure</text:p>
            <draw:frame draw:z-index="7" draw:name="Image 2" draw:style-name="gr1" draw:text-style-name="P1" svg:width="0.2598in" svg:height="0.2598in" svg:x="2.3976in" svg:y="0.0587in">
              <draw:image xlink:href="Pictures/100003760000029500000295733CECBB.svg" xlink:type="simple" xlink:show="embed" xlink:actuate="onLoad" draw:mime-type="image/svg+xml">
                <text:p/>
              </draw:image>
              <draw:image xlink:href="Pictures/100000010000001900000019F1926B66.png" xlink:type="simple" xlink:show="embed" xlink:actuate="onLoad" draw:mime-type="image/png"/>
            </draw:frame>
          </table:table-cell>
          <table:table-cell table:number-columns-repeated="5"/>
          <table:table-cell table:style-name="ce20" office:value-type="string" calcext:value-type="string">
            <text:p>Channels</text:p>
            <draw:frame draw:z-index="8" draw:name="Image 1" draw:style-name="gr1" draw:text-style-name="P1" svg:width="0.2598in" svg:height="0.2598in" svg:x="2.4043in" svg:y="0.052in">
              <draw:image xlink:href="Pictures/100004050000029500000295E3515B90.svg" xlink:type="simple" xlink:show="embed" xlink:actuate="onLoad" draw:mime-type="image/svg+xml">
                <text:p/>
              </draw:image>
              <draw:image xlink:href="Pictures/10000001000000190000001900C451FF.png" xlink:type="simple" xlink:show="embed" xlink:actuate="onLoad" draw:mime-type="image/png"/>
            </draw:frame>
          </table:table-cell>
          <table:table-cell/>
          <table:table-cell table:style-name="ce31"/>
          <table:table-cell table:number-columns-repeated="1015"/>
        </table:table-row>
        <table:table-row table:style-name="ro3">
          <table:table-cell table:style-name="ce12">
            <office:annotation draw:style-name="gr8" draw:text-style-name="P3" svg:width="2.2169in" svg:height="1.2118in" svg:x="0.2402in" svg:y="6.7937in" draw:caption-point-x="2.5122in" draw:caption-point-y="-0.128in">
              <dc:date>2021-01-30T00:00:00</dc:date>
              <text:p text:style-name="P2"><text:span text:style-name="T1">What are the most important cost inherent in our musiness model?</text:span></text:p>
              <text:p text:style-name="P2"><text:span text:style-name="T1"/></text:p>
              <text:p text:style-name="P2"><text:span text:style-name="T1">Fixed?</text:span></text:p>
              <text:p text:style-name="P2"><text:span text:style-name="T1"/></text:p>
              <text:p text:style-name="P2"><text:span text:style-name="T1">Variable?</text:span></text:p>
            </office:annotation>
          </table:table-cell>
          <table:table-cell table:number-columns-repeated="5"/>
          <table:table-cell>
            <office:annotation draw:style-name="gr9" draw:text-style-name="P3" svg:width="2.0142in" svg:height="0.6378in" svg:x="8.8827in" svg:y="6.7819in" draw:caption-point-x="2.3736in" draw:caption-point-y="-0.1161in">
              <dc:date>2021-01-30T00:00:00</dc:date>
              <text:p text:style-name="P2"><text:span text:style-name="T1">Through which channels do our customer segnets want to be reached?</text:span></text:p>
            </office:annotation>
          </table:table-cell>
          <table:table-cell/>
          <table:table-cell table:style-name="ce31"/>
          <table:table-cell table:number-columns-repeated="1015"/>
        </table:table-row>
        <table:table-row table:style-name="ro3" table:number-rows-repeated="12">
          <table:table-cell table:style-name="ce12"/>
          <table:table-cell table:number-columns-repeated="7"/>
          <table:table-cell table:style-name="ce31"/>
          <table:table-cell table:number-columns-repeated="1015"/>
        </table:table-row>
        <table:table-row table:style-name="ro3">
          <table:table-cell table:style-name="ce21"/>
          <table:table-cell table:style-name="ce25" table:number-columns-repeated="7"/>
          <table:table-cell table:style-name="ce32"/>
          <table:table-cell table:number-columns-repeated="1015"/>
        </table:table-row>
        <table:table-row table:style-name="ro2">
          <table:table-cell table:style-name="ce22" table:number-columns-repeated="9"/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adornments="Navadno" style:font-pitch="variable"/>
    <style:font-face style:name="Roboto Light" svg:font-family="'Roboto Light'" style:font-adornments="Light" style:font-pitch="variable"/>
    <style:font-face style:name="Roboto Light1" svg:font-family="'Roboto Light'" style:font-pitch="variable"/>
    <style:font-face style:name="Source Sans Pro" svg:font-family="'Source Sans Pro'" style:font-family-generic="swiss" style:font-pitch="variable"/>
    <style:font-face style:name="Source Sans pro" svg:font-family="'Source Sans pro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rlito" fo:font-family="Carlito" style:font-family-generic="swiss" style:font-pitch="variable" fo:font-size="10pt" style:font-name-asian="Noto Sans SC Regular" style:font-family-asian="'Noto Sans SC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text-style style:name="N100">
      <number:text-content/>
    </number:text-style>
    <number:currency-style style:name="N120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0P0"/>
    </number:currency-style>
    <style:style style:name="Default" style:family="table-cell" style:data-style-name="N100">
      <style:table-cell-properties style:diagonal-bl-tr="none" style:diagonal-tl-br="none" style:text-align-source="fix" style:repeat-content="false" fo:wrap-option="wrap" style:vertical-align="middle"/>
      <style:paragraph-properties fo:text-align="start" fo:margin-left="0.0138in"/>
      <style:text-properties style:font-name="Roboto" fo:font-family="Roboto" style:font-style-name="Navadno" style:font-pitch="variable" fo:hyphenate="tru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Key_20_title" style:display-name="Key title" style:family="table-cell" style:parent-style-name="Default">
      <style:table-cell-properties fo:border-bottom="none" fo:background-color="#000000" style:diagonal-bl-tr="none" style:diagonal-tl-br="none" style:text-align-source="fix" style:repeat-content="false" fo:border-left="0.06pt solid #000000" fo:border-right="none" fo:border-top="none" style:vertical-align="middle"/>
      <style:paragraph-properties fo:text-align="start" fo:margin-left="0.028in"/>
      <style:text-properties fo:color="#ffffff" style:font-name="Roboto Light1" fo:font-family="'Roboto Light'" style:font-pitch="variable" fo:font-size="12pt" fo:font-weight="bold" style:font-size-asian="12pt" style:font-weight-asian="bold" style:font-size-complex="12pt" style:font-weight-complex="bold"/>
    </style:style>
    <style:style style:name="Head_20_data" style:display-name="Head data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in"/>
      <style:text-properties style:font-name="Roboto Light" fo:font-family="'Roboto Light'" style:font-style-name="Light" style:font-pitch="variable" fo:font-style="italic" style:font-style-asian="italic" style:font-style-complex="italic"/>
    </style:style>
    <style:style style:name="Non_20_printable" style:display-name="Non printable" style:family="table-cell" style:parent-style-name="Default">
      <style:table-cell-properties fo:border-bottom="none" style:cell-protect="protected" style:print-content="false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font-name="Roboto Light1" fo:font-family="'Roboto Light'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0.06pt solid #000000" fo:padding="0in" style:scale-to-X="1" style:scale-to-Y="1" style:table-centering="both" style:writing-mode="lr-tb" style:print="charts objects zero-value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7">00/00/0000</text:date>, <text:time style:data-style-name="N2" text:time-value="15:43:02.231886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12T11:40:58.668519446</meta:creation-date>
    <meta:editing-duration>PT1M27S</meta:editing-duration>
    <meta:editing-cycles>5</meta:editing-cycles>
    <meta:generator>Collabora_Office/25.04.3.1$Linux_X86_64 LibreOffice_project/531aea4c7d77542af7803c02dd62362e5ef4f882</meta:generator>
    <dc:date>2025-08-07T15:44:05.348461075</dc:date>
    <meta:document-statistic meta:table-count="1" meta:cell-count="12" meta:object-count="9"/>
  </office:meta>
</office:document-meta>
</file>